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som Prison Blues</text:p>
      <text:p text:style-name="P1">Johnny Cash</text:p>
      <text:p text:style-name="P3"></text:p>
      <text:p text:style-name="P3">I hear the train a comin'</text:p>
      <text:p text:style-name="P3">It's rolling round the bend</text:p>
      <text:p text:style-name="P3">And I ain't seen the sunshine since I don't know when,</text:p>
      <text:p text:style-name="P3">I'm stuck in Folsom prison, and time keeps draggin' on</text:p>
      <text:p text:style-name="P3">But that train keeps a rollin' on down to San Antone..</text:p>
      <text:p text:style-name="P3"></text:p>
      <text:p text:style-name="P3">When I was just a baby my mama told me. Son,</text:p>
      <text:p text:style-name="P3">Always be a good boy, don't ever play with guns.</text:p>
      <text:p text:style-name="P3">But I shot a man in Reno just to watch him die</text:p>
      <text:p text:style-name="P3">When I hear that whistle blowing, I hang my head and cry..</text:p>
      <text:p text:style-name="P3"></text:p>
      <text:p text:style-name="P3">[INSTR]</text:p>
      <text:p text:style-name="P3"></text:p>
      <text:p text:style-name="P3">I bet there's rich folks eating in a fancy dining car</text:p>
      <text:p text:style-name="P3">They're probably drinkin' coffee and smoking big cigars.</text:p>
      <text:p text:style-name="P3">Well I know I had it coming, I know I can't be free</text:p>
      <text:p text:style-name="P3">But those people keep a movin'</text:p>
      <text:p text:style-name="P3">And that's what tortures me...</text:p>
      <text:p text:style-name="P3"></text:p>
      <text:p text:style-name="P3">[INSTR]</text:p>
      <text:p text:style-name="P3"></text:p>
      <text:p text:style-name="P3">Well if they freed me from this prison,</text:p>
      <text:p text:style-name="P3">If that railroad train was mine</text:p>
      <text:p text:style-name="P3">I bet I'd move it on a little farther down the line</text:p>
      <text:p text:style-name="P3">Far from Folsom prison, that's where I want to stay</text:p>
      <text:p text:style-name="P3">And I'd let that lonesome whistle blow my blues away...</text:p>
      <text:p text:style-name="P3"/>
      <text:p text:style-name="P3">[FIN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7:36:05</dc:date>
    <dc:creator>rodolfoap</dc:creator>
    <meta:generator>OpenOffice.org/3.0$Unix OpenOffice.org_project/300m15$Build-9379</meta:generator>
    <meta:editing-duration>PT00H08M16S</meta:editing-duration>
    <meta:editing-cycles>6</meta:editing-cycles>
    <meta:document-statistic meta:table-count="0" meta:image-count="0" meta:object-count="0" meta:page-count="1" meta:paragraph-count="30" meta:word-count="185" meta:character-count="933"/>
  </office:meta>
</office:document-meta>
</file>